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P1" style:family="paragraph" style:parent-style-name="Standard">
      <style:text-properties officeooo:rsid="00068a25" officeooo:paragraph-rsid="00068a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9:56:18.532275129</meta:creation-date>
    <dc:date>2017-09-26T19:56:31.193845918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